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936" calcext:value-type="float">
            <text:p>78.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832" calcext:value-type="float">
            <text:p>77.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201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200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844" calcext:value-type="float">
            <text:p>78.9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200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6168" calcext:value-type="float">
            <text:p>78.3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200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200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200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4112" calcext:value-type="float">
            <text:p>76.3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200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9672" calcext:value-type="float">
            <text:p>75.0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200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176" calcext:value-type="float">
            <text:p>75.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200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199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1224" calcext:value-type="float">
            <text:p>73.8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199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1664" calcext:value-type="float">
            <text:p>73.5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199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199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6656" calcext:value-type="float">
            <text:p>73.0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199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628" calcext:value-type="float">
            <text:p>73.1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199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3888" calcext:value-type="float">
            <text:p>71.4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199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199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1408" calcext:value-type="float">
            <text:p>74.5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199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198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4624" calcext:value-type="float">
            <text:p>70.5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1988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2056" calcext:value-type="float">
            <text:p>70.5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198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6712" calcext:value-type="float">
            <text:p>70.4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198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9344" calcext:value-type="float">
            <text:p>70.1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198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7176" calcext:value-type="float">
            <text:p>69.6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198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8656" calcext:value-type="float">
            <text:p>70.0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198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78" calcext:value-type="float">
            <text:p>70.0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068" calcext:value-type="float">
            <text:p>70.2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197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5208" calcext:value-type="float">
            <text:p>70.6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197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197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3416" calcext:value-type="float">
            <text:p>70.0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1288" calcext:value-type="float">
            <text:p>69.7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197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197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NHP-EC-039</text:p>
          </table:table-cell>
          <table:table-cell office:value-type="string" calcext:value-type="string">
            <text:p>196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